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P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PGenerator.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PGenerator.start( String name ,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PGenerator.e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PGenerator.gener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IMAPGenerator.lo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PGenerator.setup( SourceResolver resolver , Map objectModel , String src , Parameters p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